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5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6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7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8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10" style:family="graphic" style:parent-style-name="standard">
      <style:graphic-properties svg:stroke-color="#111111" draw:fill-color="#ffffff" draw:textarea-vertical-align="middle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12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6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6" style:family="paragraph">
      <style:paragraph-properties fo:text-align="start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dde8cb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5" draw:id="id5">
          <draw:custom-shape draw:style-name="gr1" draw:text-style-name="P2" draw:layer="layout" svg:width="3.25cm" svg:height="1.481cm" svg:x="76.5cm" svg:y="10.25cm">
            <text:p text:style-name="P1">decoder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2" draw:text-style-name="P3" draw:layer="layout" svg:x1="75.5cm" svg:y1="10.985cm" svg:x2="76.5cm" svg:y2="10.985cm">
              <text:p/>
            </draw:line>
            <draw:custom-shape draw:style-name="gr3" draw:text-style-name="P5" draw:layer="layout" svg:width="4.61cm" svg:height="1.001cm" draw:transform="rotate (-0.000349065850398201) translate (71cm 10.482cm)">
              <text:p text:style-name="P4"><text:span text:style-name="T1">ArbreDeHuffm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line draw:style-name="gr2" draw:text-style-name="P3" draw:layer="layout" svg:x1="79.75cm" svg:y1="10.984cm" svg:x2="80.75cm" svg:y2="10.984cm">
                <text:p/>
              </draw:line>
              <draw:custom-shape draw:style-name="gr3" draw:text-style-name="P7" draw:layer="layout" svg:width="4.61cm" svg:height="1.001cm" draw:transform="rotate (-0.000349065850398201) translate (80.64cm 10.481cm)">
                <text:p text:style-name="P6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4" draw:text-style-name="P8" xml:id="id1" draw:id="id1" draw:layer="layout" svg:width="5.75cm" svg:height="1.75cm" svg:x="61.625cm" svg:y="4.2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67.375cm" svg:y1="5.105cm" svg:x2="68.375cm" svg:y2="5.105cm">
            <text:p/>
          </draw:line>
          <draw:custom-shape draw:style-name="gr5" draw:text-style-name="P7" draw:layer="layout" svg:width="3.235cm" svg:height="1.001cm" draw:transform="rotate (-0.000349065850398201) translate (68.265cm 4.602cm)">
            <text:p text:style-name="P6"><text:span text:style-name="T1">Fichi</text:span><text:span text:style-name="T1">erBin</text:span><text:span text:style-name="T1">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60.625cm" svg:y1="5.105cm" svg:x2="61.625cm" svg:y2="5.105cm">
            <text:p/>
          </draw:line>
          <draw:custom-shape draw:style-name="gr6" draw:text-style-name="P5" draw:layer="layout" svg:width="3.11cm" svg:height="1.001cm" draw:transform="rotate (-0.000349065850398201) translate (57.625cm 4.603cm)">
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>
            <draw:custom-shape draw:style-name="gr7" draw:text-style-name="P2" draw:layer="layout" svg:width="4.75cm" svg:height="1.481cm" svg:x="49.25cm" svg:y="10.25cm">
              <text:p text:style-name="P1">lireStatistique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8" draw:text-style-name="P3" draw:layer="layout" svg:x1="48.25cm" svg:y1="10.985cm" svg:x2="49.25cm" svg:y2="10.985cm">
                <text:p/>
              </draw:line>
              <draw:custom-shape draw:style-name="gr9" draw:text-style-name="P5" draw:layer="layout" svg:width="4.61cm" svg:height="1.001cm" draw:transform="rotate (-0.000349065850398201) translate (43.75cm 10.482cm)">
                <text:p text:style-name="P4"><text:span text:style-name="T1">Fi</text:span><text:span text:style-name="T1">ch</text:span><text:span text:style-name="T1">ier</text:span><text:span text:style-name="T1">Bi</text:span><text:span text:style-name="T1">na</text:span><text:span text:style-name="T1">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8" draw:text-style-name="P3" draw:layer="layout" svg:x1="54cm" svg:y1="10.981cm" svg:x2="55cm" svg:y2="10.981cm">
                  <text:p/>
                </draw:line>
                <draw:custom-shape draw:style-name="gr9" draw:text-style-name="P7" draw:layer="layout" svg:width="4.61cm" svg:height="1.001cm" draw:transform="rotate (-0.000349065850398201) translate (54.89cm 10.478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51.625cm" svg:y2="10.25cm" draw:start-shape="id1" draw:start-glue-point="2" draw:end-shape="id2" draw:end-glue-point="0" svg:d="M64500 6000v2125h-12875v2125" svg:viewBox="0 0 12876 4251">
          <text:p/>
        </draw:connector>
        <draw:g xml:id="id3" draw:id="id3">
          <draw:g>
            <draw:custom-shape draw:style-name="gr11" draw:text-style-name="P2" draw:layer="layout" svg:width="5.119cm" svg:height="1.481cm" svg:x="61.941cm" svg:y="10.25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0.941cm" svg:y1="10.981cm" svg:x2="61.941cm" svg:y2="10.981cm">
                <text:p/>
              </draw:line>
              <draw:custom-shape draw:style-name="gr3" draw:text-style-name="P5" draw:layer="layout" svg:width="4.61cm" svg:height="1.001cm" draw:transform="rotate (-0.000349065850398201) translate (56.441cm 10.478cm)">
                <text:p text:style-name="P4"><text:span text:style-name="T1">St</text:span><text:span text:style-name="T1">ati</text:span><text:span text:style-name="T1">sti</text:span><text:span text:style-name="T1">qu</text:span><text:span text:style-name="T1">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7.06cm" svg:y1="11.004cm" svg:x2="68.06cm" svg:y2="11.004cm">
                  <text:p/>
                </draw:line>
                <draw:custom-shape draw:style-name="gr3" draw:text-style-name="P7" draw:layer="layout" svg:width="4.61cm" svg:height="1.001cm" draw:transform="rotate (-0.000349065850398201) translate (67.95cm 10.50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6cm" svg:x2="64.5cm" svg:y2="10.25cm" draw:start-shape="id1" draw:start-glue-point="2" draw:end-shape="id3" draw:end-glue-point="0" svg:d="M64500 6000v4250" svg:viewBox="0 0 1 4251">
          <text:p/>
        </draw:connector>
        <draw:g xml:id="id4" draw:id="id4">
          <draw:g>
            <draw:custom-shape draw:style-name="gr12" draw:text-style-name="P2" draw:layer="layout" svg:width="4.119cm" svg:height="1.481cm" svg:x="62.441cm" svg:y="13.019cm">
              <text:p text:style-name="P1">contruireFileDePriorit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1.441cm" svg:y1="13.754cm" svg:x2="62.441cm" svg:y2="13.754cm">
                <text:p/>
              </draw:line>
              <draw:custom-shape draw:style-name="gr3" draw:text-style-name="P5" draw:layer="layout" svg:width="4.61cm" svg:height="1.001cm" draw:transform="rotate (-0.000349065850398201) translate (56.941cm 13.251cm)">
                <text:p text:style-name="P4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6.56cm" svg:y1="13.772cm" svg:x2="67.56cm" svg:y2="13.772cm">
                  <text:p/>
                </draw:line>
                <draw:custom-shape draw:style-name="gr3" draw:text-style-name="P7" draw:layer="layout" svg:width="4.61cm" svg:height="1.001cm" draw:transform="rotate (-0.000349065850398201) translate (67.45cm 13.269cm)">
                  <text:p text:style-name="P6"><text:span text:style-name="T1">Fil</text:span><text:span text:style-name="T1">e</text:span><text:span text:style-name="T1">D</text:span><text:span text:style-name="T1">e</text:span><text:span text:style-name="T1">Pr</text:span><text:span text:style-name="T1">ior</text:span><text:span text:style-name="T1">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10" draw:text-style-name="P9" draw:layer="layout" svg:x1="64.5cm" svg:y1="11.731cm" svg:x2="64.5cm" svg:y2="13.019cm" draw:start-shape="id3" draw:start-glue-point="2" draw:end-shape="id4" draw:end-glue-point="0" svg:d="M64500 11731v1288" svg:viewBox="0 0 1 1289">
          <text:p/>
        </draw:connector>
        <draw:connector draw:style-name="gr13" draw:text-style-name="P10" draw:layer="layout" svg:x1="64.5cm" svg:y1="6cm" svg:x2="78.125cm" svg:y2="10.25cm" draw:start-shape="id1" draw:start-glue-point="2" draw:end-shape="id5" draw:end-glue-point="0" svg:d="M64500 6000v2125h13625v2125" svg:viewBox="0 0 13626 4251">
          <text:p/>
        </draw:connector>
        <draw:g xml:id="id10" draw:id="id10">
          <draw:g xml:id="id6" draw:id="id6">
            <draw:custom-shape draw:style-name="gr14" draw:text-style-name="P2" draw:layer="layout" svg:width="4.25cm" svg:height="1.481cm" svg:x="88.5cm" svg:y="10.2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7.5cm" svg:y1="10.985cm" svg:x2="88.5cm" svg:y2="10.985cm">
                <text:p/>
              </draw:line>
              <draw:custom-shape draw:style-name="gr3" draw:text-style-name="P5" draw:layer="layout" svg:width="4.61cm" svg:height="1.001cm" draw:transform="rotate (-0.000349065850398201) translate (83cm 10.482cm)">
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2.75cm" svg:y1="10.984cm" svg:x2="93.75cm" svg:y2="10.984cm">
                  <text:p/>
                </draw:line>
                <draw:custom-shape draw:style-name="gr3" draw:text-style-name="P7" draw:layer="layout" svg:width="4.61cm" svg:height="1.001cm" draw:transform="rotate (-0.000349065850398201) translate (93.64cm 10.48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8" draw:id="id8">
            <draw:custom-shape draw:style-name="gr15" draw:text-style-name="P11" draw:layer="layout" svg:width="3.75cm" svg:height="1.481cm" svg:x="82.25cm" svg:y="14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1.25cm" svg:y1="14.735cm" svg:x2="82.25cm" svg:y2="14.735cm">
                <text:p/>
              </draw:line>
              <draw:custom-shape draw:style-name="gr3" draw:text-style-name="P5" draw:layer="layout" svg:width="4.61cm" svg:height="1.001cm" draw:transform="rotate (-0.000349065850398201) translate (76.75cm 14.232cm)">
                <text:p text:style-name="P4"><text:span text:style-name="T1">Ar</text:span><text:span text:style-name="T1">br</text:span><text:span text:style-name="T1">e</text:span><text:span text:style-name="T1">D</text:span><text:span text:style-name="T1">e</text:span><text:span text:style-name="T1">H</text:span><text:span text:style-name="T1">uff</text:span><text:span text:style-name="T1">m</text:span><text:span text:style-name="T1">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6cm" svg:y1="14.734cm" svg:x2="87cm" svg:y2="14.734cm">
                  <text:p/>
                </draw:line>
                <draw:custom-shape draw:style-name="gr3" draw:text-style-name="P7" draw:layer="layout" svg:width="4.61cm" svg:height="1.001cm" draw:transform="rotate (-0.000349065850398201) translate (86.89cm 14.231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custom-shape draw:style-name="gr15" draw:text-style-name="P11" draw:layer="layout" svg:width="3.75cm" svg:height="1.481cm" svg:x="88.75cm" svg:y="16.48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7.75cm" svg:y1="17.216cm" svg:x2="88.75cm" svg:y2="17.216cm">
                <text:p/>
              </draw:line>
              <draw:custom-shape draw:style-name="gr3" draw:text-style-name="P5" draw:layer="layout" svg:width="4.61cm" svg:height="1.001cm" draw:transform="rotate (-0.000349065850398201) translate (83.25cm 16.713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2.5cm" svg:y1="17.215cm" svg:x2="93.5cm" svg:y2="17.215cm">
                  <text:p/>
                </draw:line>
                <draw:custom-shape draw:style-name="gr3" draw:text-style-name="P7" draw:layer="layout" svg:width="4.61cm" svg:height="1.001cm" draw:transform="rotate (-0.000349065850398201) translate (93.39cm 16.712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7" draw:id="id7">
            <draw:custom-shape draw:style-name="gr16" draw:text-style-name="P11" draw:layer="layout" svg:width="4.5cm" svg:height="1cm" svg:x="95.25cm" svg:y="14.22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4.25cm" svg:y1="14.728cm" svg:x2="95.25cm" svg:y2="14.728cm">
                <text:p/>
              </draw:line>
              <draw:custom-shape draw:style-name="gr3" draw:text-style-name="P5" draw:layer="layout" svg:width="4.61cm" svg:height="1.001cm" draw:transform="rotate (-0.000349065850398201) translate (89.75cm 14.225cm)">
                <text:p text:style-name="P4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9.75cm" svg:y1="14.731cm" svg:x2="100.75cm" svg:y2="14.731cm">
                  <text:p/>
                </draw:line>
                <draw:custom-shape draw:style-name="gr3" draw:text-style-name="P7" draw:layer="layout" svg:width="4.61cm" svg:height="1.001cm" draw:transform="rotate (-0.000349065850398201) translate (100.64cm 14.228cm)">
                  <text:p text:style-name="P6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0" draw:layer="layout" draw:line-skew="-0.109cm" svg:x1="90.625cm" svg:y1="11.731cm" svg:x2="97.5cm" svg:y2="14.225cm" draw:start-shape="id6" draw:start-glue-point="2" draw:end-shape="id7" draw:end-glue-point="0" svg:d="M90625 11731v1138h6875v1356" svg:viewBox="0 0 6876 2495">
            <text:p/>
          </draw:connector>
        </draw:g>
        <draw:connector draw:style-name="gr13" draw:text-style-name="P10" draw:layer="layout" svg:x1="90.625cm" svg:y1="11.731cm" svg:x2="84.125cm" svg:y2="14cm" draw:start-shape="id6" draw:start-glue-point="2" draw:end-shape="id8" draw:end-glue-point="0" svg:d="M90625 11731v1134h-6500v1135" svg:viewBox="0 0 6501 2270">
          <text:p/>
        </draw:connector>
        <draw:connector draw:style-name="gr13" draw:text-style-name="P10" draw:layer="layout" svg:x1="90.625cm" svg:y1="11.731cm" svg:x2="90.625cm" svg:y2="16.481cm" draw:start-shape="id6" draw:start-glue-point="2" draw:end-shape="id9" draw:end-glue-point="0" svg:d="M90625 11731v4750" svg:viewBox="0 0 1 4751">
          <text:p/>
        </draw:connector>
        <draw:connector draw:style-name="gr17" draw:text-style-name="P9" draw:layer="layout" svg:x1="64.5cm" svg:y1="6cm" svg:x2="91cm" svg:y2="10.25cm" draw:start-shape="id1" draw:start-glue-point="2" draw:end-shape="id10" draw:end-glue-point="0" svg:d="M64500 6000v2125h26500v2125" svg:viewBox="0 0 26501 4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27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1-14T12:48:59.354987787</dc:date>
    <meta:editing-duration>PT57M8S</meta:editing-duration>
    <meta:editing-cycles>28</meta:editing-cycles>
    <meta:generator>LibreOffice/7.3.7.2$Linux_X86_64 LibreOffice_project/30$Build-2</meta:generator>
    <meta:document-statistic meta:object-count="91"/>
  </office:meta>
</office:document-meta>
</file>